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Standard" style:list-style-name="L1">
      <style:text-properties style:text-underline-style="none" fo:font-weight="normal" style:font-weight-asian="normal" style:font-weight-complex="normal"/>
    </style:style>
    <style:style style:name="P5" style:family="paragraph" style:parent-style-name="Standard" style:list-style-name="L2">
      <style:text-properties style:text-underline-style="none" fo:font-weight="normal" style:font-weight-asian="normal" style:font-weight-complex="normal"/>
    </style:style>
    <style:style style:name="P6" style:family="paragraph" style:parent-style-name="Standard" style:list-style-name="L3">
      <style:text-properties style:text-underline-style="none" fo:font-weight="normal" style:font-weight-asian="normal" style:font-weight-complex="normal"/>
    </style:style>
    <style:style style:name="P7" style:family="paragraph" style:parent-style-name="Standard" style:list-style-name="L4">
      <style:text-properties style:text-underline-style="none" fo:font-weight="normal" style:font-weight-asian="normal" style:font-weight-complex="normal"/>
    </style:style>
    <style:style style:name="P8" style:family="paragraph" style:parent-style-name="Standard" style:list-style-name="L6">
      <style:text-properties style:text-underline-style="none" fo:font-weight="normal" style:font-weight-asian="normal" style:font-weight-complex="normal"/>
    </style:style>
    <style:style style:name="P9" style:family="paragraph" style:parent-style-name="Standard" style:list-style-name="L4"/>
    <style:style style:name="P10" style:family="paragraph" style:parent-style-name="Standard" style:list-style-name="L5"/>
    <style:style style:name="P1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os <text:s/>générales</text:p>
      <text:p text:style-name="P1"/>
      <text:list xml:id="list36214557" text:style-name="L1">
        <text:list-item>
          <text:p text:style-name="P4">mots clés pour apparaitre dans les moteurs de recherche ?</text:p>
          <text:p text:style-name="P4"/>
          <text:p text:style-name="P4">duo, acoustique, Bruit de fond, Aveyron, musique</text:p>
        </text:list-item>
      </text:list>
      <text:p text:style-name="P2"/>
      <text:p text:style-name="P2"/>
      <text:list xml:id="list36369114" text:style-name="L6">
        <text:list-item>
          <text:p text:style-name="P8">la couleur de fond pour l'intégralité du site, est un gris anthracite, choisi sur paint, et dont voici les références données dans teinte personnalisé :</text:p>
          <text:p text:style-name="P8">teinte : 160 <text:s text:c="3"/>satur : 0 <text:s text:c="2"/>lum : 33 <text:s text:c="3"/>rouge/vert/bleu : 35</text:p>
        </text:list-item>
      </text:list>
      <text:p text:style-name="P2"/>
      <text:p text:style-name="P2"/>
      <text:p text:style-name="P1"/>
      <text:p text:style-name="P1"/>
      <text:p text:style-name="P1"/>
      <text:p text:style-name="P1">Page 1 <text:s/>- entrez</text:p>
      <text:p text:style-name="P1"/>
      <text:p text:style-name="P2">photos en pièce jointe</text:p>
      <text:p text:style-name="P1"/>
      <text:p text:style-name="P2">voir si possible <text:s/>en dessous de "entrez" de mettre une petite guitare animée (ou pas...) sur laquelle cliquer pour entrer sur le site.</text:p>
      <text:p text:style-name="P2"/>
      <text:p text:style-name="P2"/>
      <text:p text:style-name="P1">Base page de 2 à 7</text:p>
      <text:p text:style-name="P2"/>
      <text:list xml:id="list36213701" text:style-name="L2">
        <text:list-item>
          <text:p text:style-name="P5">choix de police pour "Bruit de Fond <text:s text:c="2"/>Duo acoustique" <text:s/>: <text:s text:c="3"/>lucida calligraphy (téléchargé pour photoshop sur Dafon, voir échantillon écriture) <text:s text:c="2"/>- <text:s text:c="2"/>choix de couleur fait sur Paint : blanc tout simple.</text:p>
        </text:list-item>
      </text:list>
      <text:p text:style-name="P2"/>
      <text:p text:style-name="P2"/>
      <text:list xml:id="list36188967" text:style-name="L3">
        <text:list-item>
          <text:p text:style-name="P6">choix de police pour le sommaire (accueil, le duo.....etc ) : lucida calligraphy <text:s/>- choix de couleur fait sur Paint <text:s/>(gris clair ) voici les référence à entrer dans teinte personnalisé : </text:p>
        </text:list-item>
      </text:list>
      <text:p text:style-name="P2"/>
      <text:p text:style-name="P2"><text:tab/>teinte : 160 <text:s text:c="2"/>satur : 0 <text:s text:c="2"/>lum : 169 <text:s text:c="4"/>rouge/vert/bleu : 180</text:p>
      <text:p text:style-name="P2"/>
      <text:p text:style-name="P2"/>
      <text:p text:style-name="P2"/>
      <text:p text:style-name="P2"/>
      <text:list xml:id="list36692991" text:continue-numbering="true" text:style-name="L3">
        <text:list-item>
          <text:p text:style-name="P6">choix de police pour les textes : <text:s/>Mistral (téléchargé sur Dafon, voir échantillon écriture)</text:p>
          <text:p text:style-name="P6">choix couleur du texte fait sur paint également , et sera le même blanc que le titre "Bruit de fond duo acoustique.</text:p>
        </text:list-item>
      </text:list>
      <text:p text:style-name="P2"/>
      <text:p text:style-name="P2"/>
      <text:list xml:id="list36191139" text:style-name="L4">
        <text:list-item>
          <text:p text:style-name="P9"><text:span text:style-name="T1">ordre des morceaux pour la playlist : Mama do, Emmenez moi, Sunday with a flu, Redemption Song,, Black Horse.</text:span></text:p>
          <text:p text:style-name="P7"/>
        </text:list-item>
        <text:list-item>
          <text:p text:style-name="P7">Dates à venir : la date la plus proche doit apparaitre en premier. Cette partie sera mise à jour très régulièrement (du moins on l'espère....) <text:s/>- <text:s/>il faudrait prévoir dans cet emplacement, une barre de défilement <text:s/>(au cas ou on aurait beaucoup de dates....... !!! ) et on ne sait pas si c'est possible, mais ce serait bien si les dates qui sont déjà passées pouvaient s'effacer au fur et à mesure.... sinon on le fera manuellement...</text:p>
        </text:list-item>
      </text:list>
      <text:p text:style-name="P2"/>
      <text:p text:style-name="P2"><text:soft-page-break/></text:p>
      <text:p text:style-name="P2"/>
      <text:p text:style-name="P2"/>
      <text:p text:style-name="P1"/>
      <text:p text:style-name="P1">Page 2 – Accueil</text:p>
      <text:p text:style-name="P1"/>
      <text:p text:style-name="P2">texte de présentation pas encore terminé.... <text:s/>on y travaille très vite!!!! </text:p>
      <text:p text:style-name="P1"/>
      <text:p text:style-name="P1"/>
      <text:p text:style-name="P1">Page 3 - <text:s/>Le duo</text:p>
      <text:p text:style-name="P1"/>
      <text:p text:style-name="P2">2 photos en pièces jointes</text:p>
      <text:p text:style-name="P1"/>
      <text:p text:style-name="P1"/>
      <text:p text:style-name="P1">Page 4 – Photos</text:p>
      <text:p text:style-name="P1"/>
      <text:p text:style-name="P2">photos à venir (pas grand chose pour l'instant)</text:p>
      <text:p text:style-name="P1"/>
      <text:p text:style-name="P1"/>
      <text:p text:style-name="P1">Page 5 – Vidéos</text:p>
      <text:p text:style-name="P1"/>
      <text:p text:style-name="P2">vidéos à venir (rien pour l'instant...)</text:p>
      <text:p text:style-name="P1"/>
      <text:p text:style-name="P1"/>
      <text:p text:style-name="P1"/>
      <text:p text:style-name="P1">Page 6 - Boutique</text:p>
      <text:p text:style-name="P1"/>
      <text:p text:style-name="P2">Le formulaire sera identique à celui que l'on retrouve dans "Contact"</text:p>
      <text:p text:style-name="P1"/>
      <text:p text:style-name="P1"/>
      <text:p text:style-name="P1"/>
      <text:p text:style-name="P1">Page 7 - Contact</text:p>
      <text:p text:style-name="Standard"/>
      <text:p text:style-name="Standard"/>
      <text:list xml:id="list36190782" text:style-name="L5">
        <text:list-item>
          <text:p text:style-name="P10">l'inscription Facebook est un lien direct vers la page <text:a xlink:type="simple" xlink:href="http://www.facebook.com/bruitdefondacoustique">www.facebook.com/bruitdefondacoustique</text:a></text:p>
        </text:list-item>
      </text:list>
      <text:p text:style-name="Standard"/>
      <text:list xml:id="list36681246" text:continue-numbering="true" text:style-name="L5">
        <text:list-item>
          <text:p text:style-name="P10">les messages <text:s/>remplis directement via le formulaire de contact doivent arriver dans la boite mail de Bruit de Fond <text:s text:c="2"/><text:a xlink:type="simple" xlink:href="mailto:bruitdefondsp@live.fr">bruitdefondsp@live.fr</text:a></text:p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H39M27S</meta:editing-duration>
    <meta:editing-cycles>37</meta:editing-cycles>
    <meta:generator>OpenOffice.org/3.3$Win32 OpenOffice.org_project/330m20$Build-9567</meta:generator>
    <dc:date>2013-04-20T16:54:56.43</dc:date>
    <dc:creator>Pat </dc:creator>
    <meta:document-statistic meta:table-count="0" meta:image-count="0" meta:object-count="0" meta:page-count="2" meta:paragraph-count="29" meta:word-count="408" meta:character-count="2318"/>
    <meta:user-defined meta:name="Info 1"/>
    <meta:user-defined meta:name="Info 2"/>
    <meta:user-defined meta:name="Info 3"/>
    <meta:user-defined meta:name="Info 4"/>
  </office:meta>
</office:document-meta>
</file>